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text-properties officeooo:rsid="01ff1c85" officeooo:paragraph-rsid="01ff1c85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70" style:family="paragraph" style:parent-style-name="Standard" style:list-style-name="L1">
      <style:text-properties officeooo:rsid="01af9d02" officeooo:paragraph-rsid="01af9d02"/>
    </style:style>
    <style:style style:name="P371" style:family="paragraph" style:parent-style-name="Standard">
      <style:text-properties officeooo:rsid="01ce3fd6" officeooo:paragraph-rsid="01ce3fd6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b6b3b" officeooo:paragraph-rsid="01fb6b3b"/>
    </style:style>
    <style:style style:name="P375" style:family="paragraph" style:parent-style-name="Standard">
      <style:text-properties officeooo:rsid="02000117" officeooo:paragraph-rsid="02000117"/>
    </style:style>
    <style:style style:name="P376" style:family="paragraph" style:parent-style-name="Standard">
      <style:text-properties officeooo:rsid="02000117" officeooo:paragraph-rsid="02000117" fo:background-color="#ffff00"/>
    </style:style>
    <style:style style:name="P377" style:family="paragraph" style:parent-style-name="Standard">
      <style:text-properties officeooo:rsid="02016f52" officeooo:paragraph-rsid="02016f52" fo:background-color="#ffff00"/>
    </style:style>
    <style:style style:name="P378" style:family="paragraph" style:parent-style-name="Standard">
      <style:text-properties officeooo:rsid="02032e93" officeooo:paragraph-rsid="02032e93" fo:background-color="#ffff00"/>
    </style:style>
    <style:style style:name="P379" style:family="paragraph" style:parent-style-name="Standard">
      <style:text-properties officeooo:rsid="0204b13f" officeooo:paragraph-rsid="0204b13f" fo:background-color="#ffff00"/>
    </style:style>
    <style:style style:name="P380" style:family="paragraph" style:parent-style-name="Standard">
      <style:text-properties officeooo:rsid="0207f821" officeooo:paragraph-rsid="0207f821" fo:background-color="#ffff00"/>
    </style:style>
    <style:style style:name="P381" style:family="paragraph" style:parent-style-name="Standard">
      <style:text-properties officeooo:rsid="020aeee6" officeooo:paragraph-rsid="020aeee6" fo:background-color="#ffff00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17e3fb0" officeooo:paragraph-rsid="017e3fb0" fo:background-color="#ffffff"/>
    </style:style>
    <style:style style:name="P391" style:family="paragraph" style:parent-style-name="Standard">
      <style:text-properties officeooo:rsid="0205f85a" officeooo:paragraph-rsid="0205f85a" fo:background-color="#ffffff"/>
    </style:style>
    <style:style style:name="P392" style:family="paragraph" style:parent-style-name="Standard">
      <style:text-properties officeooo:rsid="0089ab38" officeooo:paragraph-rsid="0089ab38"/>
    </style:style>
    <style:style style:name="P393" style:family="paragraph" style:parent-style-name="Standard">
      <style:text-properties officeooo:rsid="02076d31" officeooo:paragraph-rsid="02076d31"/>
    </style:style>
    <style:style style:name="P394" style:family="paragraph" style:parent-style-name="Standard">
      <style:text-properties officeooo:rsid="01bf5c3d" officeooo:paragraph-rsid="01bf5c3d"/>
    </style:style>
    <style:style style:name="P395" style:family="paragraph" style:parent-style-name="Standard">
      <style:text-properties officeooo:rsid="0207f821" officeooo:paragraph-rsid="0207f821"/>
    </style:style>
    <style:style style:name="P396" style:family="paragraph" style:parent-style-name="Standard">
      <style:text-properties officeooo:rsid="0208dab9" officeooo:paragraph-rsid="0208dab9"/>
    </style:style>
    <style:style style:name="P397" style:family="paragraph" style:parent-style-name="Standard">
      <style:text-properties officeooo:rsid="0209e0fb" officeooo:paragraph-rsid="0209e0fb"/>
    </style:style>
    <style:style style:name="P398" style:family="paragraph" style:parent-style-name="Standard">
      <style:text-properties officeooo:rsid="020aeee6" officeooo:paragraph-rsid="020aeee6"/>
    </style:style>
    <style:style style:name="P399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00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0"><text:a xlink:type="simple" xlink:href="https://itsolutionstuff.com/post/laravel-56-crud-application-for-starterexample.html">https://itsolutionstuff.com/post/laravel-56-crud-application-for-starterexample.html</text:a></text:p>
      <text:p text:style-name="P390"/>
      <text:p text:style-name="P391"><text:a xlink:type="simple" xlink:href="https://appdividend.com/2017/09/02/laravel-5-5-validation-example-scratch/">https://appdividend.com/2017/09/02/laravel-5-5-validation-example-scratch/</text:a></text:p>
      <text:p text:style-name="P391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6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><text:soft-page-break/></text:p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oft-page-break/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><text:soft-page-break/></text:p>
      <text:p text:style-name="P200"/>
      <text:p text:style-name="P200"/>
      <text:p text:style-name="P200"/>
      <text:p text:style-name="P352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3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4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><text:soft-page-break/></text:p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<text:soft-page-break/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<text:soft-page-break/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<text:soft-page-break/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<text:soft-page-break/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<text:soft-page-break/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><text:soft-page-break/></text:p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8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><text:soft-page-break/></text:p>
      <text:p text:style-name="P393">some ref for understanding only : </text:p>
      <text:p text:style-name="P393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><text:soft-page-break/></text:p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6"/>
      <text:p text:style-name="P366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8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349">PUSHER</text:p>
      <text:p text:style-name="P241"/>
      <text:p text:style-name="P241"><text:soft-page-break/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50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1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><text:soft-page-break/></text:p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7">Tarun bhai</text:p>
      <text:p text:style-name="P347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9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oft-page-break/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<text:soft-page-break/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5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oft-page-break/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6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7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7">install node &amp; npm</text:p>
      <text:p text:style-name="P367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<text:soft-page-break/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8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9"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/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<text:soft-page-break/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70">To integrate facebook, go to https://developers.facebook.com/.</text:p>
          <text:p text:style-name="P370"/>
        </text:list-item>
        <text:list-item>
          <text:p text:style-name="P370">From the My Apps dropdown, create the new app(if it is not created), after that go to settings, you will get the facebook app id and secret.</text:p>
          <text:p text:style-name="P370"/>
        </text:list-item>
        <text:list-item>
          <text:p text:style-name="P370">Now go to https://developers.facebook.com/tools/explorer/ and select your app.</text:p>
          <text:p text:style-name="P370"/>
        </text:list-item>
        <text:list-item>
          <text:p text:style-name="P370">Select "Get User Access Token" from dropdown (right of access token field) and select all permissions which is related to page access.</text:p>
        </text:list-item>
      </text:list>
      <text:p text:style-name="P289"/>
      <text:list xml:id="list151936932875431" text:continue-numbering="true" text:style-name="L1">
        <text:list-item>
          <text:p text:style-name="P370">Copy user access token and go to https://developers.facebook.com/tools/debug/accesstoken</text:p>
        </text:list-item>
      </text:list>
      <text:p text:style-name="P289"/>
      <text:list xml:id="list151936764496476" text:continue-numbering="true" text:style-name="L1">
        <text:list-item>
          <text:p text:style-name="P370">Paste copied token and press "Debug".</text:p>
        </text:list-item>
      </text:list>
      <text:p text:style-name="P289"/>
      <text:list xml:id="list151937399204050" text:continue-numbering="true" text:style-name="L1">
        <text:list-item>
          <text:p text:style-name="P370">Press "Extend Access Token" and copy the generated long-lived user access token.</text:p>
        </text:list-item>
      </text:list>
      <text:p text:style-name="P289"/>
      <text:list xml:id="list151937335558574" text:continue-numbering="true" text:style-name="L1">
        <text:list-item>
          <text:p text:style-name="P370">Now go to Graph API Explorer, Paste copied token into the "Access Token" field.</text:p>
        </text:list-item>
      </text:list>
      <text:p text:style-name="P289"/>
      <text:list xml:id="list151937422989002" text:continue-numbering="true" text:style-name="L1">
        <text:list-item>
          <text:p text:style-name="P370">Make a GET request with "PAGE_ID?fields=access_token"</text:p>
        </text:list-item>
      </text:list>
      <text:p text:style-name="P289"/>
      <text:list xml:id="list151938775752078" text:continue-numbering="true" text:style-name="L1">
        <text:list-item>
          <text:p text:style-name="P370">Find the permanent page access token in the response (node "access_token").</text:p>
        </text:list-item>
      </text:list>
      <text:p text:style-name="P289"/>
      <text:list xml:id="list151937692352979" text:continue-numbering="true" text:style-name="L1">
        <text:list-item>
          <text:p text:style-name="P370">Again go to access token debuger and Paste the permanent token and press "Debug" and you will see "Expires" should be "Never".</text:p>
        </text:list-item>
      </text:list>
      <text:p text:style-name="P289"/>
      <text:list xml:id="list151938064566868" text:continue-numbering="true" text:style-name="L1">
        <text:list-item>
          <text:p text:style-name="P370">Now use the final access token in the facebook details at website section of Track My Site.</text:p>
          <text:p text:style-name="P370"/>
        </text:list-item>
        <text:list-item>
          <text:p text:style-name="P370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><text:soft-page-break/></text:p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9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60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</text:p>
      <text:p text:style-name="P386"><text:s text:c="4"/>var file_data = $("#imgupload").prop("files")[0]; <text:s text:c="2"/></text:p>
      <text:p text:style-name="P386"><text:s text:c="4"/>var form_data = new FormData();</text:p>
      <text:p text:style-name="P386"><text:s text:c="4"/>form_data.append("file", file_data);</text:p>
      <text:p text:style-name="P386"><text:s text:c="4"/>// alert(form_data);</text:p>
      <text:p text:style-name="P386"><text:s text:c="4"/>$.ajax({</text:p>
      <text:p text:style-name="P386"><text:s text:c="8"/>url: "&lt;?php echo base_url();?&gt;Developmentusers/add_multiple/&lt;?php echo $event_id;?&gt;",</text:p>
      <text:p text:style-name="P386"><text:s text:c="8"/>cache: false,</text:p>
      <text:p text:style-name="P386"><text:s text:c="8"/>contentType: false,</text:p>
      <text:p text:style-name="P386"><text:s text:c="8"/>processData: false,</text:p>
      <text:p text:style-name="P386"><text:s text:c="8"/>data: form_data, <text:s text:c="24"/></text:p>
      <text:p text:style-name="P386"><text:s text:c="8"/>type: 'post',</text:p>
      <text:p text:style-name="P386"><text:s text:c="8"/>dataType: "text",</text:p>
      <text:p text:style-name="P386"><text:s text:c="8"/>success: function(result){</text:p>
      <text:p text:style-name="P386"><text:s text:c="11"/></text:p>
      <text:p text:style-name="P386"><text:s text:c="12"/>if(result=="success"){</text:p>
      <text:p text:style-name="P386"><text:s text:c="16"/>$(".success_alert").show().fadeOut(5000);</text:p>
      <text:p text:style-name="P386"><text:s text:c="17"/>history.go(-1);</text:p>
      <text:p text:style-name="P386"><text:s text:c="12"/>}else if(result=="invalid"){</text:p>
      <text:p text:style-name="P386"><text:s text:c="17"/>$(".invalid_alert").show().fadeOut(5000); <text:s text:c="2"/></text:p>
      <text:p text:style-name="P386"><text:s text:c="12"/>}else if(result=="not_match"){</text:p>
      <text:p text:style-name="P386"><text:s text:c="17"/>$(".not_match_alert").show().fadeOut(6000); <text:s text:c="2"/></text:p>
      <text:p text:style-name="P386"><text:s text:c="12"/>}</text:p>
      <text:p text:style-name="P386"><text:s text:c="12"/>else{</text:p>
      <text:p text:style-name="P386"><text:s text:c="16"/>$(".error_alert").show().fadeOut(5000); </text:p>
      <text:p text:style-name="P386"><text:s text:c="12"/>}</text:p>
      <text:p text:style-name="P386"><text:s text:c="12"/></text:p>
      <text:p text:style-name="P386"></text:p>
      <text:p text:style-name="P386"><text:soft-page-break/><text:s text:c="8"/>}</text:p>
      <text:p text:style-name="P386"><text:s text:c="4"/>});</text:p>
      <text:p text:style-name="P386">});</text:p>
      <text:p text:style-name="P304"/>
      <text:p text:style-name="P361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2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80">multiple row delete by checkbox</text:p>
      <text:p text:style-name="P395"/>
      <text:p text:style-name="P395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5"/>
      <text:p text:style-name="P304"/>
      <text:p text:style-name="P363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4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399">calender</text:p>
      <text:p text:style-name="P396"/>
      <text:p text:style-name="P396"><text:a xlink:type="simple" xlink:href="https://itsolutionstuff.com/post/codeigniter-fullcalendar-exampleexample.html">https://itsolutionstuff.com/post/codeigniter-fullcalendar-exampleexample.html</text:a></text:p>
      <text:p text:style-name="P396"/>
      <text:p text:style-name="P400">qr code scaneer</text:p>
      <text:p text:style-name="P397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7"/>
      <text:p text:style-name="P381">Laravel 5.7 - Google Recaptcha Code with Validation</text:p>
      <text:p text:style-name="P398"/>
      <text:p text:style-name="P398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/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oft-page-break/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>alltest_comman_user</text:p>
      <text:p text:style-name="P320">WdI-^k7QW-20</text:p>
      <text:p text:style-name="P320"/>
      <text:p text:style-name="P320"/>
      <text:p text:style-name="P365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a xlink:type="simple" xlink:href="https://github.com/srchea/PHP-Push-WebSocket/">https://github.com/srchea/PHP-Push-WebSocket/</text:a></text:p>
      <text:p text:style-name="P330"/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<text:soft-page-break/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 text:c="9"/>receiving data that send client to server <text:s/>in </text:p>
      <text:p text:style-name="P335"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soft-page-break/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3"><text:tab/>}</text:p>
      <text:p text:style-name="P336"/>
      <text:p text:style-name="P374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6">Paypal + braintee link</text:p>
      <text:p text:style-name="P375"/>
      <text:p text:style-name="P375"><text:a xlink:type="simple" xlink:href="https://developers.braintreepayments.com/guides/paypal/testing-go-live/php">https://developers.braintreepayments.com/guides/paypal/testing-go-live/php</text:a></text:p>
      <text:p text:style-name="P375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377">Stripe</text:p>
      <text:p text:style-name="P383"/>
      <text:p text:style-name="P383">my github</text:p>
      <text:p text:style-name="P383"/>
      <text:p text:style-name="P378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42"/>
      <text:p text:style-name="P345">$('#element option[value="no"]').attr("selected", "selected");</text:p>
      <text:p text:style-name="P345"/>
      <text:p text:style-name="P345"/>
      <text:p text:style-name="P345"/>
      <text:p text:style-name="P3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9DT2M33S</meta:editing-duration>
    <meta:editing-cycles>407</meta:editing-cycles>
    <meta:generator>LibreOffice/4.2.3.3$Linux_X86_64 LibreOffice_project/420m0$Build-3</meta:generator>
    <dc:date>2018-10-22T15:19:36.389239379</dc:date>
    <meta:document-statistic meta:table-count="0" meta:image-count="0" meta:object-count="0" meta:page-count="33" meta:paragraph-count="1083" meta:word-count="3713" meta:character-count="40329" meta:non-whitespace-character-count="34153"/>
  </office:meta>
</office:document-meta>
</file>